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7.291666666666667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fo:wrap-option="wrap"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0 「わたしをcheckしてみる？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ピンクパイナップル] 禁断の病棟 THE ANIMATION Desire.2「淫らな診療室へようこそ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ピンクパイナップル] 禁断の病棟 THE ANIMATION Desire.1「全ての肉欲を解き放て」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WHITE BEAR] STARLESS IV 淫蕩な饗宴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WHITE BEAR] STARLESS III 金色の淑女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WHITE BEAR] STARLESS II 官能の演習</text:p>
          </table:table-cell>
        </table:table-row>
        <table:table-row table:style-name="ro2">
          <table:table-cell table:style-name="ce21" office:value-type="float" office:value="41103">
            <text:p>2012-07-13</text:p>
          </table:table-cell>
          <table:table-cell table:style-name="ce22" office:value-type="string">
            <text:p>[HOT BEAR] school II</text:p>
          </table:table-cell>
        </table:table-row>
        <table:table-row table:style-name="ro2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2">
          <table:table-cell table:style-name="ce21" office:value-type="float" office:value="41642">
            <text:p>2014-01-03</text:p>
          </table:table-cell>
          <table:table-cell table:style-name="ce22" office:value-type="string">
            <text:p>[140103][Milky] 特別授業3SLG THE ANIMATION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131227][Collaboration Works] えろげー！～Hもゲームも開発三昧～ 恋するスペルマ争奪戦!? 白濁ミルクをゲットだぜ!!編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2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2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2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2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2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2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2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2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2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2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2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2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2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2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2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2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2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2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2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2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 STARLESS I 背徳の館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[ピンクパイナップル] 花粉少女注意報！～THE ANIMATION～ ATTACK NO.4「ドキドキ花粉少女ランド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2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2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2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[ピンクパイナップル] 花粉少女注意報！～THE ANIMATION～ ATTACK NO.3「女のコ何人シテるかな？」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2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2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 [2匹目のどぜう] おっぱいハート～彼女はケダモノ発情期ッ！？～ 爆乳チアっ娘・茉莉～特濃ケダモノミルク搾り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2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2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2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2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2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2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[HOT BEAR] school I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2">
          <table:table-cell table:style-name="ce21" office:value-type="float" office:value="40842">
            <text:p>2011-10-26</text:p>
          </table:table-cell>
          <table:table-cell table:style-name="ce22" office:value-type="string">
            <text:p>[111028] [2匹目のどぜう] おっぱいハート～彼女はケダモノ発情期ッ！？～ 甘姉・美弥～天然ブラコンの発情巨乳～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2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2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2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2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2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2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2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2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2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2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2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2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2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2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2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2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2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2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2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2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2">
          <table:table-cell table:style-name="ce21" office:value-type="float" office:value="40446">
            <text:p>2010-09-25</text:p>
          </table:table-cell>
          <table:table-cell table:style-name="ce22" office:value-type="string">
            <text:p>[ちちのや] 真章・幻夢館 Epilogue 第四話 〜真実と護るべきもの〜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2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2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2">
          <table:table-cell table:style-name="ce21" office:value-type="float" office:value="40439">
            <text:p>2010-09-18</text:p>
          </table:table-cell>
          <table:table-cell table:style-name="ce22" office:value-type="string">
            <text:p>[ちちのや] 真章・幻夢館 Epilogue 第三話 ～愛と真実～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2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2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2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2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2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2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2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2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2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2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2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2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2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2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2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2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2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2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2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2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2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2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[鈴木みら乃] 横恋母 ～Immoral Mother～ 下巻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2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2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鈴木みら乃] 横恋母 ～Immoral Mother～ 上巻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2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2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2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2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2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2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2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2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2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2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2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[Milky] 魔界天使ジブリール2 Vol.4 究極！ジブリールより愛をこめて…</text:p>
          </table:table-cell>
        </table:table-row>
        <table:table-row table:style-name="ro2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2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2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2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2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2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2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2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2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2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2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2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2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[ピンクパイナップル] 花粉少女注意報！～THE ANIMATION～ ATTACK NO.2「ヌルヌルでドロドロが止まらないっ♪」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2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2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2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2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[ピンクパイナップル] 花粉少女注意報！～THE ANIMATION～ ATTACK NO.1「みんなでエッチになっちゃえ☆やっちゃえ♪」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2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2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2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2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2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2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2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2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2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2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2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2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2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[ANIMAC] 魔界天使ジブリール2 Vol.3 決戦！ジブリール VS ジブリール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39">
            <text:p>2007-09-14</text:p>
          </table:table-cell>
          <table:table-cell table:style-name="ce22" office:value-type="string">
            <text:p>[バニラ] 一寸法師 後編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2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2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2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ANIMAC] 魔界天使ジブリール2 Vol.2 純真！悩ましき恋心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2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2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2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2">
          <table:table-cell table:style-name="ce21" office:value-type="float" office:value="39241">
            <text:p>2007-06-08</text:p>
          </table:table-cell>
          <table:table-cell table:style-name="ce22" office:value-type="string">
            <text:p>[バニラ] 一寸法師 前編</text:p>
          </table:table-cell>
        </table:table-row>
        <table:table-row table:style-name="ro2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Milky] 洗濯屋しんちゃん 第2話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ANIMAC] 魔界天使ジブリール2 Vol.1 誕生！新ジブリール</text:p>
          </table:table-cell>
        </table:table-row>
        <table:table-row table:style-name="ro2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2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2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2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2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2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2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[Milky] 洗濯屋しんちゃん 第1話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2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2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2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2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2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2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2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2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2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2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2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2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2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2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2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2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2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2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2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[ミューズ] 人妻かすみさん 後編　確かめ合う気持ち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2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2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2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2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2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2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[ミューズ] 人妻かすみさん 前編　過ちの夜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2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2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2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2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[ミューズ] エンジェルブレイド パニッシュ！3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2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2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2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2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2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[ミューズ] エンジェルブレイド パニッシュ！2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2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2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2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2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2">
          <table:table-cell table:style-name="ce21" office:value-type="float" office:value="38350">
            <text:p>2004-12-29</text:p>
          </table:table-cell>
          <table:table-cell table:style-name="ce22" office:value-type="string">
            <text:p>[ミューズ] エンジェルブレイド パニッシュ！1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2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2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2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2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2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2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2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[ピンクパイナップル] 制服処女 THE ANIMATION collection.2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2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2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2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2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2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2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2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[ピンクパイナップル] 制服処女 THE ANIMATION collection.1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2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2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2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2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2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2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2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2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2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[CherryLips] 女狼狂濡（めがみきょうじゅ） 濡婦（ウルフ）編</text:p>
          </table:table-cell>
        </table:table-row>
        <table:table-row table:style-name="ro2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2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2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2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2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2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2">
          <table:table-cell table:style-name="ce21" office:value-type="float" office:value="37860">
            <text:p>2003-08-27</text:p>
          </table:table-cell>
          <table:table-cell table:style-name="ce22" office:value-type="string">
            <text:p>[CherryLips] 女狼狂濡（めがみきょうじゅ） 妄獣編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[ピンクパイナップル] 妻みぐい THE ANIMATION chance.2 「わたしと恋、してみる？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2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2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2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1 「わたしとえっち、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2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2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[GREEN BUNNY] 幻夢館 愛欲と凌辱の淫罪 下巻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2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2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2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[バニラ] エンジェルブレイド 3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2">
          <table:table-cell table:style-name="ce21" office:value-type="float" office:value="37701">
            <text:p>2003-03-21</text:p>
          </table:table-cell>
          <table:table-cell table:style-name="ce22" office:value-type="string">
            <text:p>[GREEN BUNNY] 幻夢館 愛欲と凌辱の淫罪 上巻</text:p>
          </table:table-cell>
        </table:table-row>
        <table:table-row table:style-name="ro2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2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2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2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2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2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2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2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2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2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2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2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2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2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2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2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[バニラ] エンジェルブレイド 2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2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2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2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2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2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2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2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2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2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2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2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[バニラ] エンジェルブレイド 1</text:p>
          </table:table-cell>
        </table:table-row>
        <table:table-row table:style-name="ro2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2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2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2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2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2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2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2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2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[ピンクパイナップル] 遺作～Respect～ 第三幕「快楽の果て」</text:p>
          </table:table-cell>
        </table:table-row>
        <table:table-row table:style-name="ro2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2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[バニラ] トレス・マリアス 3人の聖処女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2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2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2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2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2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2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[ピンクパイナップル] 遺作～Respect～ 第二幕「牝の芳香」</text:p>
          </table:table-cell>
        </table:table-row>
        <table:table-row table:style-name="ro2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2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2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2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2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2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2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2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2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2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2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[バニラ] トレス・マリアス 3人の聖処女 前編</text:p>
          </table:table-cell>
        </table:table-row>
        <table:table-row table:style-name="ro2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2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2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[ピンクパイナップル] 遺作～Respect～ 第一幕「恥辱の牢獄」</text:p>
          </table:table-cell>
        </table:table-row>
        <table:table-row table:style-name="ro2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2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2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2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2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2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2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2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2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2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2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2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2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2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2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2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2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2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[バニラ] となりのお姉さん 後編</text:p>
          </table:table-cell>
        </table:table-row>
        <table:table-row table:style-name="ro2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2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2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2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2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2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2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2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2">
          <table:table-cell table:style-name="ce21" office:value-type="float" office:value="36721">
            <text:p>2000-07-14</text:p>
          </table:table-cell>
          <table:table-cell table:style-name="ce22" office:value-type="string">
            <text:p>[バニラ] となりのお姉さん 前編</text:p>
          </table:table-cell>
        </table:table-row>
        <table:table-row table:style-name="ro2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2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2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2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2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2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2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2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2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2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2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2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2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2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2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2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2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2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2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2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2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2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2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2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2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2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2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2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2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2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2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2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2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2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2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2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2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2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2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2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2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2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2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[ピンクパイナップル] 遺作 終劇「罪と罰」</text:p>
          </table:table-cell>
        </table:table-row>
        <table:table-row table:style-name="ro2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2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2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2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2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2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2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2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2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2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2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2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2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2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2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2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2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2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2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2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2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2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2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[ピンクパイナップル] 遺作 惨劇三「美由紀」</text:p>
          </table:table-cell>
        </table:table-row>
        <table:table-row table:style-name="ro2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2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2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[ピンクパイナップル] 遺作 惨劇二「琴未」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2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2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[ピンクパイナップル] 遺作 惨劇一「里香」</text:p>
          </table:table-cell>
        </table:table-row>
        <table:table-row table:style-name="ro2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2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2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2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2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2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2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2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2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2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2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2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2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2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2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2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2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2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2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2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2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2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2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2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2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2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2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2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2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2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2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2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2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2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2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2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2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2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2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2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2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2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2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2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2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2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2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2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2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2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2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2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2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2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2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2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2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2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2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2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2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2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2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2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2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2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2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2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2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2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2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2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2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2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2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2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2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2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2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2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2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2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2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2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2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2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2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2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2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2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2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2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2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2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2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2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2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2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2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2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2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2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2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2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2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2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2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2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2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2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2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2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2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2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2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2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2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2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2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2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2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2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2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2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2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2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2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2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2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2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2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2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2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2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2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2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2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2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2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2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2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2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2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2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2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2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2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2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2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2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2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2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2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2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2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2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2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2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2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2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2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2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2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2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2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2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2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2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2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2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2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2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2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2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2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2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2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2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2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2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2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2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2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2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2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2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2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2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2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2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2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2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2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2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2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4">
          <table:table-cell table:style-name="ce22" office:value-type="string">
            <text:p>/edit</text:p>
          </table:table-cell>
        </table:table-row>
        <table:table-row table:style-name="ro4">
          <table:table-cell table:style-name="ce22" office:value-type="string">
            <text:p>https://docs.google.com/spreadsheet/ccc?key=0AjOHlgjkXl6HdFgwS1ducEljUFRnZGRrWXVzWnZsZHc&amp;usp=sharing</text:p>
          </table:table-cell>
        </table:table-row>
        <table:table-row table:style-name="ro4">
          <table:table-cell table:style-name="ce22" office:value-type="string">
            <text:p>/html</text:p>
          </table:table-cell>
        </table:table-row>
        <table:table-row table:style-name="ro4">
          <table:table-cell table:style-name="ce22" office:value-type="string">
            <text:p>https://docs.google.com/spreadsheet/pub?key=0AjOHlgjkXl6HdFgwS1ducEljUFRnZGRrWXVzWnZsZHc&amp;gid=0</text:p>
          </table:table-cell>
        </table:table-row>
        <table:table-row table:style-name="ro4">
          <table:table-cell table:style-name="ce22" office:value-type="string">
            <text:p>git</text:p>
          </table:table-cell>
        </table:table-row>
        <table:table-row table:style-name="ro4">
          <table:table-cell table:style-name="ce22" office:value-type="string">
            <text:p>https://github.com/wotupset/jphanime_data</text:p>
          </table:table-cell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